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styles.xml" manifest:media-type="text/xml"/>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margin-left="0cm" fo:margin-right="0cm" fo:line-height="200%" fo:text-align="center" style:justify-single-word="false" fo:text-indent="0cm" style:auto-text-indent="false"/>
      <style:text-properties style:font-name="Arial1" fo:font-size="14pt" fo:language="ru" fo:country="RU" officeooo:rsid="000f719c" officeooo:paragraph-rsid="0012da4c"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style:font-name="Arial1" fo:font-size="12pt" officeooo:paragraph-rsid="0012da4c" style:font-size-asian="12pt" style:font-size-complex="12pt" style:font-weight-complex="bold"/>
    </style:style>
    <style:style style:name="P6" style:family="paragraph" style:parent-style-name="Standard">
      <style:paragraph-properties fo:margin-left="0cm" fo:margin-right="0cm" fo:margin-top="0.212cm" fo:margin-bottom="0.212cm" style:contextual-spacing="false" fo:text-align="center" style:justify-single-word="false" fo:text-indent="0cm" style:auto-text-indent="false"/>
      <style:text-properties officeooo:paragraph-rsid="0012da4c"/>
    </style:style>
    <style:style style:name="P7" style:family="paragraph" style:parent-style-name="текст_20_обычный">
      <style:paragraph-properties fo:margin-left="0cm" fo:margin-right="0cm" fo:text-align="center" style:justify-single-word="false" fo:text-indent="0cm" style:auto-text-indent="false"/>
      <style:text-properties style:font-name="Arial1" fo:font-size="14pt" fo:font-weight="bold" officeooo:paragraph-rsid="0012da4c" style:font-size-asian="14pt" style:font-weight-asian="bold" style:font-size-complex="14pt"/>
    </style:style>
    <style:style style:name="P8" style:family="paragraph" style:parent-style-name="текст_20_обычный">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style>
    <style:style style:name="P9" style:family="paragraph" style:parent-style-name="Text_20_body">
      <style:text-properties officeooo:paragraph-rsid="0012da4c"/>
    </style:style>
    <style:style style:name="P10" style:family="paragraph" style:parent-style-name="Standard">
      <style:paragraph-properties fo:margin-left="0cm" fo:margin-right="0cm" fo:text-align="center" style:justify-single-word="false" fo:text-indent="0cm" style:auto-text-indent="false"/>
      <style:text-properties style:font-name="Arial1" officeooo:paragraph-rsid="0012da4c" style:font-size-complex="11pt" style:font-weight-complex="bold"/>
    </style:style>
    <style:style style:name="P11" style:family="paragraph" style:parent-style-name="Heading_20_1">
      <style:text-properties officeooo:rsid="0012da4c" officeooo:paragraph-rsid="0012da4c"/>
    </style:style>
    <style:style style:name="P12" style:family="paragraph" style:parent-style-name="Heading_20_1">
      <style:paragraph-properties fo:break-before="page"/>
      <style:text-properties fo:language="ru" fo:country="RU" officeooo:rsid="0012da4c" officeooo:paragraph-rsid="0012da4c"/>
    </style:style>
    <style:style style:name="P13" style:family="paragraph" style:parent-style-name="Heading_20_2">
      <style:text-properties officeooo:rsid="0012da4c" officeooo:paragraph-rsid="0012da4c"/>
    </style:style>
    <style:style style:name="P14" style:family="paragraph" style:parent-style-name="Heading_20_3">
      <style:text-properties officeooo:rsid="0012da4c" officeooo:paragraph-rsid="0012da4c"/>
    </style:style>
    <style:style style:name="P15" style:family="paragraph" style:parent-style-name="Text_20_body">
      <style:text-properties fo:language="ru" fo:country="RU" officeooo:rsid="00115056" officeooo:paragraph-rsid="0012da4c"/>
    </style:style>
    <style:style style:name="P16" style:family="paragraph" style:parent-style-name="Text_20_body" style:list-style-name="WW8Num14"/>
    <style:style style:name="T1" style:family="text">
      <style:text-properties officeooo:rsid="0010d5e6"/>
    </style:style>
    <style:style style:name="T2" style:family="text">
      <style:text-properties fo:language="en" fo:country="US"/>
    </style:style>
    <style:style style:name="T3" style:family="text">
      <style:text-properties fo:language="en" fo:country="US" officeooo:rsid="00115056"/>
    </style:style>
    <style:style style:name="T4" style:family="text">
      <style:text-properties fo:language="en" fo:country="US" fo:font-style="italic" style:font-style-asian="italic"/>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style:text-position="sub 58%"/>
    </style:style>
    <style:style style:name="T8" style:family="text">
      <style:text-properties style:text-position="sub 58%" fo:language="en" fo:country="US" fo:font-style="italic" style:font-style-asian="italic"/>
    </style:style>
    <style:style style:name="T9" style:family="text">
      <style:text-properties style:text-position="sub 58%" fo:language="en" fo:country="US" fo:font-style="italic" style:font-style-asian="italic" style:font-size-complex="11pt"/>
    </style:style>
    <style:style style:name="T10" style:family="text">
      <style:text-properties style:text-position="sub 58%" fo:font-style="italic" style:font-style-asian="italic"/>
    </style:style>
    <style:style style:name="T11" style:family="text">
      <style:text-properties style:text-position="sub 58%" style:font-size-complex="11pt"/>
    </style:style>
    <style:style style:name="T12" style:family="text">
      <style:text-properties style:font-name="Symbol" fo:font-style="italic" style:font-name-asian="Symbol" style:font-style-asian="italic" style:font-name-complex="Symbol"/>
    </style:style>
    <style:style style:name="T13" style:family="text">
      <style:text-properties fo:font-size="14pt" style:font-size-asian="14pt" style:font-size-complex="14pt"/>
    </style:style>
    <style:style style:name="T14" style:family="text">
      <style:text-properties style:font-size-complex="11pt"/>
    </style:style>
    <style:style style:name="fr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fr2" style:family="graphic" style:parent-style-name="OLE">
      <style:graphic-properties fo:margin-left="0cm" fo:margin-right="0cm" fo:margin-top="0cm" fo:margin-bottom="0cm" style:vertical-pos="from-top" fo:padding="0.002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ОСКОВСКИЙ ФИЗИКО-ТЕХНИЧЕСКИЙ ИНСТИТУТ</text:p>
      <text:p text:style-name="P10">(ГОСУДАРСТВЕННЫЙ УНИВЕРСИТЕТ)</text:p>
      <text:p text:style-name="P7"/>
      <text:p text:style-name="P8"/>
      <text:p text:style-name="P8"/>
      <text:p text:style-name="P8">Лабораторный практикум</text:p>
      <text:p text:style-name="P3"/>
      <text:p text:style-name="P1"><text:bookmark text:name="yui_3_17_2_1_1605767881923_55"/>Измерение пульса и артериального давления</text:p>
      <text:p text:style-name="P3"/>
      <text:p text:style-name="P4"/>
      <text:p text:style-name="P4"/>
      <text:p text:style-name="P2">Работу выполнили<text:line-break/>Студенты Московского физико-технического института</text:p>
      <text:p text:style-name="P2">первого курса группы Б03-006</text:p>
      <text:p text:style-name="P2">Михель Егор и Плахотнюк Арсений</text:p>
      <text:h text:style-name="P12" text:outline-level="1">Аннотация</text:h>
      <text:p text:style-name="P9">Цель работы: <text:span text:style-name="T1">о</text:span>формить отчет о<text:span text:style-name="T1">б измерении пульса и артериального давления подопытного на основе экспериментальных данных</text:span>, используя LibreOffice и <text:span text:style-name="T2">Mat</text:span><text:span text:style-name="T3">h</text:span><text:span text:style-name="T2">Lab</text:span>.</text:p>
      <text:p text:style-name="P9">В теоретических сведениях будет представлено краткое описание работы кровеносной системы человека, обоснование явления кровеносного давления, способы его измерения.</text:p>
      <text:p text:style-name="P15">В ходе работы будет проведена обработка экспериментальных данных, полученных от преподавателя, оформлен отчет о проделанной работе.</text:p>
      <text:h text:style-name="P11" text:outline-level="1">Теоретические сведения</text:h>
      <text:h text:style-name="P13" text:outline-level="2">Общие сведения</text:h>
      <text:h text:style-name="P14" text:outline-level="3">Основы кровообращения</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text:soft-page-break/>Систолическое (наивысшее) давление крови взрослого человека в среднем 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P14" text:outline-level="3">Механика кровяного давления</text:h>
      <text:p text:style-name="Text_20_body">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5">P</text:span>) напрямую связано с его диаметром (<text:span text:style-name="T5">D</text:span>):</text:p>
      <text:p text:style-name="P6"><draw:frame draw:style-name="fr2" draw:name="Объект1" text:anchor-type="as-char" svg:y="-0.619cm" svg:width="3.395cm" svg:height="1.305cm" draw:z-index="0"><draw:object xlink:href="./Object 1" xlink:type="simple" xlink:show="embed" xlink:actuate="onLoad"/><draw:image xlink:href="./ObjectReplacements/Object 1" xlink:type="simple" xlink:show="embed" xlink:actuate="onLoad"/><svg:desc>формула</svg:desc></draw:frame>,</text:p>
      <text:p text:style-name="Text_20_body">где <text:span text:style-name="T5">D</text:span><text:span text:style-name="T7">0</text:span> – диаметр нерастянутого сосуда, <text:span text:style-name="T5">L</text:span> – его длина, <text:span text:style-name="T5">E</text:span> – (объемный) модуль жесткости стенок сосуда.</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6"><text:span text:style-name="T5"><draw:frame draw:style-name="fr2" draw:name="Объект2" text:anchor-type="as-char" svg:y="-0.377cm" svg:width="1.625cm" svg:height="0.471cm" draw:z-index="1"><draw:object xlink:href="./Object 2" xlink:type="simple" xlink:show="embed" xlink:actuate="onLoad"/><draw:image xlink:href="./ObjectReplacements/Object 2" xlink:type="simple" xlink:show="embed" xlink:actuate="onLoad"/><svg:desc>формула</svg:desc></draw:frame></text:span><text:span text:style-name="T5">,</text:span></text:p>
      <text:p text:style-name="Text_20_body">где <text:span text:style-name="T12"></text:span> – плотность крови,<text:span text:style-name="T5"> h</text:span> – расстояние до “уровня равновесия давлений” (для сосудов, лежащих выше, <text:span text:style-name="T5">h</text:span> отрицательно). Принято считать, что уровень равновесия давлений (<text:span text:style-name="T5">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13">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text:soft-page-break/>(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Text_20_body">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4">P</text:span> на его концах. Для кровотока <text:span text:style-name="T4">Q</text:span> через сосуд <text:s/>справедлива формула Пуазейля:</text:p>
      <text:p text:style-name="P6"><text:span text:style-name="T4"><draw:frame draw:style-name="fr2" draw:name="Объект3" text:anchor-type="as-char" svg:y="-0.619cm" svg:width="1.554cm" svg:height="1.002cm" draw:z-index="2"><draw:object xlink:href="./Object 3" xlink:type="simple" xlink:show="embed" xlink:actuate="onLoad"/><draw:image xlink:href="./ObjectReplacements/Object 3" xlink:type="simple" xlink:show="embed" xlink:actuate="onLoad"/><svg:desc>формула</svg:desc></draw:frame></text:span><text:span text:style-name="T5">.</text:span></text:p>
      <text:p text:style-name="Text_20_body">Представленное здесь гидродинамическое сопротивление <text:span text:style-name="T4">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4">P</text:span><text:span text:style-name="T10">в</text:span> близко к нулю, и формула принимает вид </text:p>
      <text:p text:style-name="P6"><text:span text:style-name="T4"><draw:frame draw:style-name="fr2" draw:name="Объект4" text:anchor-type="as-char" svg:y="-0.714cm" svg:width="3.112cm" svg:height="1.095cm" draw:z-index="3"><draw:object xlink:href="./Object 4" xlink:type="simple" xlink:show="embed" xlink:actuate="onLoad"/><draw:image xlink:href="./ObjectReplacements/Object 4" xlink:type="simple" xlink:show="embed" xlink:actuate="onLoad"/><svg:desc>формула</svg:desc></draw:frame></text:span><text:span text:style-name="T5">,</text:span></text:p>
      <text:p text:style-name="Text_20_body">(<text:span text:style-name="T4">P</text:span><text:span text:style-name="T8">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4">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4">E</text:span> (жесткость крупных артерий) и сопротивление <text:span text:style-name="T4">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6"><draw:frame draw:style-name="fr2" draw:name="Объект5" text:anchor-type="as-char" svg:y="-0.714cm" svg:width="6.687cm" svg:height="1.095cm" draw:z-index="4"><draw:object xlink:href="./Object 5" xlink:type="simple" xlink:show="embed" xlink:actuate="onLoad"/><draw:image xlink:href="./ObjectReplacements/Object 5" xlink:type="simple" xlink:show="embed" xlink:actuate="onLoad"/><svg:desc>формула</svg:desc></draw:frame>,</text:p>
      <text:p text:style-name="Text_20_body">где<text:span text:style-name="T5"> </text:span><text:span text:style-name="T4">t</text:span><text:span text:style-name="T8">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text:soft-page-break/>артериальными давлениями увеличивается при расширении сосудов (уменьшении <text:span text:style-name="T4">R</text:span>) и при понижении частоты пульса.</text:p>
      <text:h text:style-name="P14" text:outline-level="3">Параметры кровообращения и физическая нагрузка</text:h>
      <text:p text:style-name="Text_20_body">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1035933716" text:style-name="WW8Num14">
        <text:list-item>
          <text:p text:style-name="P16"><text:bookmark-start text:name="_Ref28961478"/><text:span text:style-name="T5">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4">Q</text:span><text:span text:style-name="T5"> = </text:span>Δ<text:span text:style-name="T4">P</text:span><text:span text:style-name="T5">/</text:span><text:span text:style-name="T4">R</text:span>). Этот фактор уменьшает оба артериальных давления, особенно диастолическое.<text:bookmark-end text:name="_Ref28961478"/></text:p>
        </text:list-item>
        <text:list-item>
          <text:p text:style-name="P16"><text:bookmark-start text:name="_Ref28961050"/><text:span text:style-name="T5">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16"><text:span text:style-name="T5">Увеличение частоты пульса</text:span> также регулируется нервной системой. Этот фактор <text:s/>уменьшает разницу между систолическим (<text:span text:style-name="T4">P</text:span><text:span text:style-name="T8">s</text:span>) и диастолическим (<text:span text:style-name="T4">P</text:span><text:span text:style-name="T8">d</text:span>) давлением и увеличивает среднее артериальное давление </text:p>
        </text:list-item>
      </text:list>
      <text:p text:style-name="P6"><text:span text:style-name="T4"><draw:frame draw:style-name="fr1" draw:name="Объект6" text:anchor-type="as-char" svg:y="-0.714cm" svg:width="2.549cm" svg:height="1.095cm" draw:z-index="5"><draw:object xlink:href="./Object 6" xlink:type="simple" xlink:show="embed" xlink:actuate="onLoad"/><draw:image xlink:href="./ObjectReplacements/Object 6" xlink:type="simple" xlink:show="embed" xlink:actuate="onLoad"/><svg:desc>формула</svg:desc></draw:frame></text:span><text:span text:style-name="T5">.</text:span></text:p>
      <text:list xml:id="list123341705622848" text:continue-numbering="true" text:style-name="WW8Num14">
        <text:list-item>
          <text:p text:style-name="P16"><text:bookmark-start text:name="_Ref28960502"/><text:span text:style-name="T5">Изменение силы сердечных сокращений</text:span> определяется не только <text:span text:style-name="T5">усиливающими</text:span> нервными влияниями, но и <text:span text:style-name="T5">давлением наполнения сердца</text:span> (венозным давлением), понижение которого приводит к <text:span text:style-name="T5">уменьшению</text:span> силы. Силу сокращений часто отождествляют с систолическим давлением.<text:bookmark-end text:name="_Ref28960502"/></text:p>
        </text:list-item>
        <text:list-item>
          <text:p text:style-name="P16"><text:bookmark-start text:name="_Ref28961022"/><text:span text:style-name="T5">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16"><text:bookmark-start text:name="_Ref28962008"/><text:span text:style-name="T5">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text:soft-page-break/>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13" text:outline-level="2">Методы измерения</text:h>
      <text:h text:style-name="Heading_20_3" text:outline-level="3">Пульсации давления и тоны Короткова</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5">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 text:style-name="Footnote_20_Symbol">)</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 text:style-name="T2"> </text:span>–180<text:span text:style-name="T2"> </text:span>Гц.</text:p>
      <text:p text:style-name="P9">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известно, что при определении НАД методом <text:soft-page-break/>Короткова погрешность может колебаться от 10 и более процентов. Показано, что если разность между давлениями в манжете ((<text:span text:style-name="T6">P</text:span><text:span text:style-name="T9">y</text:span><text:span text:style-name="T14"> – </text:span><text:span text:style-name="T6">P</text:span><text:span text:style-name="T11">0</text:span>) = 8 мм рт. ст. (где <text:span text:style-name="T5">P</text:span><text:span text:style-name="T10">y</text:span> – давление, при котором амплитуда звуков начинает уменьшаться, а <text:span text:style-name="T5">P</text:span><text:span text:style-name="T7">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h text:style-name="P11" text:outline-level="1">Ход работы</text:h>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1cm" style:auto-text-indent="false"/>
      <style:text-properties fo:font-size="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style:font-name="Liberation Serif1" fo:font-family="'Liberation Serif'" style:font-style-name="Жирный"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pt" style:font-size-complex="10pt"/>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Numbering_20_Symbols"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19T11:33:22.439000000</meta:creation-date>
    <dc:date>2020-11-19T12:33:39.364969725</dc:date>
    <meta:editing-duration>PT10M42S</meta:editing-duration>
    <meta:editing-cycles>2</meta:editing-cycles>
    <meta:generator>LibreOffice/7.0.3.1$MacOSX_X86_64 LibreOffice_project/d7547858d014d4cf69878db179d326fc3483e082</meta:generator>
    <meta:document-statistic meta:table-count="0" meta:image-count="0" meta:object-count="6" meta:page-count="7" meta:paragraph-count="52" meta:word-count="1685" meta:character-count="12980" meta:non-whitespace-character-count="11326"/>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